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estRunner.setSystemProperties( HttpServletRequest the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rvletTestRunne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rvletTestRunner.run( String theSuiteClassName , String theXslFileName , String the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vletTestRunner.doGet( HttpServletRequest theRequest , HttpServletResponse the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